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6pt" fo:font-weight="bold" officeooo:rsid="0013d96e" officeooo:paragraph-rsid="0013d96e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style:font-name="Liberation Serif"/>
    </style:style>
    <style:style style:name="P3" style:family="paragraph" style:parent-style-name="Preformatted_20_Text">
      <style:text-properties style:font-name="Liberation Serif" officeooo:rsid="0013d96e" officeooo:paragraph-rsid="0013d96e"/>
    </style:style>
    <style:style style:name="T1" style:family="text">
      <style:text-properties style:font-name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barito da 1ª Avaliação</text:p>
      <text:p text:style-name="P2"/>
      <text:p text:style-name="P2"/>
      <text:p text:style-name="P3">1)</text:p>
      <text:p text:style-name="P3"/>
      <text:p text:style-name="Preformatted_20_Text">&lt;script&gt;</text:p>
      <text:p text:style-name="Preformatted_20_Text"><text:s text:c="4"/>var dia, mes, ano;</text:p>
      <text:p text:style-name="Preformatted_20_Text"><text:s text:c="4"/>dia = parseInt(prompt("Informe o dia"));</text:p>
      <text:p text:style-name="Preformatted_20_Text"><text:s text:c="4"/>mes = parseInt(prompt("Informe o mês"));</text:p>
      <text:p text:style-name="Preformatted_20_Text"><text:s text:c="4"/>ano = parseInt(prompt("Informe o ano"));</text:p>
      <text:p text:style-name="Preformatted_20_Text"><text:s text:c="4"/>switch(mes) {</text:p>
      <text:p text:style-name="Preformatted_20_Text"><text:s text:c="8"/>case 1:</text:p>
      <text:p text:style-name="Preformatted_20_Text"><text:s text:c="12"/>document.write(dia + " de janeiro de " + ano);</text:p>
      <text:p text:style-name="Preformatted_20_Text"><text:s text:c="12"/>break;</text:p>
      <text:p text:style-name="Preformatted_20_Text"><text:s text:c="8"/>case 2:</text:p>
      <text:p text:style-name="Preformatted_20_Text"><text:s text:c="12"/>document.write(dia + " de fevereiro de " + ano);</text:p>
      <text:p text:style-name="Preformatted_20_Text"><text:s text:c="12"/>break;</text:p>
      <text:p text:style-name="Preformatted_20_Text"><text:s text:c="8"/>case 3:</text:p>
      <text:p text:style-name="Preformatted_20_Text"><text:s text:c="12"/>document.write(dia + " de março de " + ano);</text:p>
      <text:p text:style-name="Preformatted_20_Text"><text:s text:c="12"/>break;</text:p>
      <text:p text:style-name="Preformatted_20_Text"><text:s text:c="8"/>case 4:</text:p>
      <text:p text:style-name="Preformatted_20_Text"><text:s text:c="12"/>document.write(dia + " de abril de " + ano);</text:p>
      <text:p text:style-name="Preformatted_20_Text"><text:s text:c="12"/>break;</text:p>
      <text:p text:style-name="Preformatted_20_Text"><text:s text:c="8"/>case 5:</text:p>
      <text:p text:style-name="Preformatted_20_Text"><text:s text:c="12"/>document.write(dia + " de maio de " + ano);</text:p>
      <text:p text:style-name="Preformatted_20_Text"><text:s text:c="12"/>break;</text:p>
      <text:p text:style-name="Preformatted_20_Text"><text:s text:c="8"/>case 6:</text:p>
      <text:p text:style-name="Preformatted_20_Text"><text:s text:c="12"/>document.write(dia + " de junho de " + ano);</text:p>
      <text:p text:style-name="Preformatted_20_Text"><text:s text:c="12"/>break;</text:p>
      <text:p text:style-name="Preformatted_20_Text"><text:s text:c="8"/>case 7:</text:p>
      <text:p text:style-name="Preformatted_20_Text"><text:s text:c="12"/>document.write(dia + " de julho de " + ano);</text:p>
      <text:p text:style-name="Preformatted_20_Text"><text:s text:c="12"/>break;</text:p>
      <text:p text:style-name="Preformatted_20_Text"><text:s text:c="8"/>case 8:</text:p>
      <text:p text:style-name="Preformatted_20_Text"><text:s text:c="12"/>document.write(dia + " de agosto de " + ano);</text:p>
      <text:p text:style-name="Preformatted_20_Text"><text:s text:c="12"/>break;</text:p>
      <text:p text:style-name="Preformatted_20_Text"><text:s text:c="8"/>case 9:</text:p>
      <text:p text:style-name="Preformatted_20_Text"><text:s text:c="12"/>document.write(dia + " de setembro de " + ano);</text:p>
      <text:p text:style-name="Preformatted_20_Text"><text:s text:c="12"/>break;</text:p>
      <text:p text:style-name="Preformatted_20_Text"><text:s text:c="8"/>case 10:</text:p>
      <text:p text:style-name="Preformatted_20_Text"><text:s text:c="12"/>document.write(dia + " de outubro de " + ano);</text:p>
      <text:p text:style-name="Preformatted_20_Text"><text:s text:c="12"/>break;</text:p>
      <text:p text:style-name="Preformatted_20_Text"><text:s text:c="8"/>case 11:</text:p>
      <text:p text:style-name="Preformatted_20_Text"><text:s text:c="12"/>document.write(dia + " de novembro de " + ano);</text:p>
      <text:p text:style-name="Preformatted_20_Text"><text:s text:c="12"/>break;</text:p>
      <text:p text:style-name="Preformatted_20_Text"><text:s text:c="8"/>case 12:</text:p>
      <text:p text:style-name="Preformatted_20_Text"><text:s text:c="12"/>document.write(dia + " de dezembro de " + ano);</text:p>
      <text:p text:style-name="Preformatted_20_Text"><text:s text:c="12"/>break;</text:p>
      <text:p text:style-name="Preformatted_20_Text"><text:s text:c="8"/>default:</text:p>
      <text:p text:style-name="Preformatted_20_Text"><text:s text:c="12"/>document.write("Mês inválido!");</text:p>
      <text:p text:style-name="Preformatted_20_Text"><text:s text:c="4"/>}</text:p>
      <text:p text:style-name="Preformatted_20_Text">&lt;/script&gt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3"><text:soft-page-break/>2)</text:p>
      <text:p text:style-name="P3"/>
      <text:p text:style-name="Preformatted_20_Text">&lt;script&gt;</text:p>
      <text:p text:style-name="Preformatted_20_Text"><text:s text:c="4"/>var salario, vendas, comissao, acrescimo, total;</text:p>
      <text:p text:style-name="Preformatted_20_Text"><text:s text:c="4"/>salario = parseFloat(prompt("Informe o valor do salário"));</text:p>
      <text:p text:style-name="Preformatted_20_Text"><text:s text:c="4"/>vendas = parseFloat(prompt("Informe o valor das vendas"));</text:p>
      <text:p text:style-name="Preformatted_20_Text"><text:s text:c="4"/>if (vendas &lt;= 1500) {</text:p>
      <text:p text:style-name="Preformatted_20_Text"><text:s text:c="8"/>comissao = vendas * 0.03;</text:p>
      <text:p text:style-name="Preformatted_20_Text"><text:s text:c="8"/>acrescimo = 0;</text:p>
      <text:p text:style-name="Preformatted_20_Text"><text:s text:c="4"/>} else {</text:p>
      <text:p text:style-name="Preformatted_20_Text"><text:s text:c="8"/>comissao = 1500 * 0.03;</text:p>
      <text:p text:style-name="Preformatted_20_Text"><text:s text:c="8"/>acrescimo = (vendas - 1500) * 0.05;</text:p>
      <text:p text:style-name="Preformatted_20_Text"><text:s text:c="4"/>}</text:p>
      <text:p text:style-name="Preformatted_20_Text"><text:s text:c="4"/>total = salario + comissao + acrescimo;</text:p>
      <text:p text:style-name="Preformatted_20_Text"><text:s text:c="4"/>document.write("Total R$ " + total);</text:p>
      <text:p text:style-name="Preformatted_20_Text">&lt;/script&gt;</text:p>
      <text:p text:style-name="P2"/>
      <text:p text:style-name="P2"/>
      <text:p text:style-name="P3">3)</text:p>
      <text:p text:style-name="P2"/>
      <text:p text:style-name="Preformatted_20_Text">&lt;script&gt;</text:p>
      <text:p text:style-name="Preformatted_20_Text"><text:s text:c="4"/>var morangos, macas, totalMorangos, totalMacas, total, desconto = 0;</text:p>
      <text:p text:style-name="Preformatted_20_Text"><text:s text:c="4"/>morangos = parseFloat(prompt("Quantidade de morangos"));</text:p>
      <text:p text:style-name="Preformatted_20_Text"><text:s text:c="4"/>macas = parseFloat(prompt("Quantidade de maçãs"));</text:p>
      <text:p text:style-name="Preformatted_20_Text"><text:s text:c="4"/>if (morangos &lt;= 5) {</text:p>
      <text:p text:style-name="Preformatted_20_Text"><text:s text:c="8"/>totalMorangos = morangos * 2.50;</text:p>
      <text:p text:style-name="Preformatted_20_Text"><text:s text:c="4"/>} else {</text:p>
      <text:p text:style-name="Preformatted_20_Text"><text:s text:c="8"/>totalMorangos = morangos * 2.20;</text:p>
      <text:p text:style-name="Preformatted_20_Text"><text:s text:c="4"/>}</text:p>
      <text:p text:style-name="Preformatted_20_Text"><text:s text:c="4"/>if (macas &lt;= 5) {</text:p>
      <text:p text:style-name="Preformatted_20_Text"><text:s text:c="8"/>totalMacas = macas * 1.80;</text:p>
      <text:p text:style-name="Preformatted_20_Text"><text:s text:c="4"/>} else {</text:p>
      <text:p text:style-name="Preformatted_20_Text"><text:s text:c="8"/>totalMacas = macas * 1.50;</text:p>
      <text:p text:style-name="Preformatted_20_Text"><text:s text:c="4"/>}</text:p>
      <text:p text:style-name="Preformatted_20_Text"><text:s text:c="4"/>total = totalMorangos + totalMacas;</text:p>
      <text:p text:style-name="Preformatted_20_Text"><text:s text:c="4"/>if (morangos + macas &gt; 8 || total &gt; 25) {</text:p>
      <text:p text:style-name="Preformatted_20_Text"><text:s text:c="8"/>desconto = total * 0.10;</text:p>
      <text:p text:style-name="Preformatted_20_Text"><text:s text:c="4"/>}</text:p>
      <text:p text:style-name="Preformatted_20_Text"><text:s text:c="4"/>total = total - desconto;</text:p>
      <text:p text:style-name="Preformatted_20_Text"><text:s text:c="4"/>document.write("Total R$ " + total);</text:p>
      <text:p text:style-name="Preformatted_20_Text">&lt;/script&gt;</text:p>
      <text:p text:style-name="P2"/>
      <text:p text:style-name="P2"/>
      <text:p text:style-name="P3">4)</text:p>
      <text:p text:style-name="P2"/>
      <text:p text:style-name="Preformatted_20_Text">&lt;script&gt;</text:p>
      <text:p text:style-name="Preformatted_20_Text"><text:s text:c="4"/>var A = 5000000, B = 7000000, anos = 0;</text:p>
      <text:p text:style-name="Preformatted_20_Text"><text:s text:c="4"/>while (B &gt; A) {</text:p>
      <text:p text:style-name="Preformatted_20_Text"><text:s text:c="8"/>A = A + A * 0.03;</text:p>
      <text:p text:style-name="Preformatted_20_Text"><text:s text:c="8"/>B = B + B * 0.02;</text:p>
      <text:p text:style-name="Preformatted_20_Text"><text:s text:c="8"/>anos++;</text:p>
      <text:p text:style-name="Preformatted_20_Text"><text:s text:c="4"/>}</text:p>
      <text:p text:style-name="Preformatted_20_Text"><text:s text:c="4"/>document.write("Anos: " + anos)</text:p>
      <text:p text:style-name="Preformatted_20_Text">&lt;/script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5)</text:p>
      <text:p text:style-name="P3"/>
      <text:p text:style-name="Preformatted_20_Text">&lt;script&gt;</text:p>
      <text:p text:style-name="Preformatted_20_Text"><text:s text:c="4"/>var a, b, divsA = 0, divsB = 0;</text:p>
      <text:p text:style-name="Preformatted_20_Text"><text:s text:c="4"/>a = parseInt(prompt("Digite o número A"));</text:p>
      <text:p text:style-name="Preformatted_20_Text"><text:s text:c="4"/>b = parseInt(prompt("Digite o número B"));</text:p>
      <text:p text:style-name="Preformatted_20_Text"><text:s text:c="4"/>for (var i = 1; i &lt; a; i++) {</text:p>
      <text:p text:style-name="Preformatted_20_Text"><text:s text:c="8"/>if (a % i == 0) {</text:p>
      <text:p text:style-name="Preformatted_20_Text"><text:s text:c="12"/>divsA = divsA + i;</text:p>
      <text:p text:style-name="Preformatted_20_Text"><text:s text:c="8"/>}</text:p>
      <text:p text:style-name="Preformatted_20_Text"><text:s text:c="4"/>}</text:p>
      <text:p text:style-name="Preformatted_20_Text"><text:s text:c="4"/>for (var i = 1; i &lt; b; i++) {</text:p>
      <text:p text:style-name="Preformatted_20_Text"><text:s text:c="8"/>if (b % i == 0) {</text:p>
      <text:p text:style-name="Preformatted_20_Text"><text:s text:c="12"/>divsB = divsB + i;</text:p>
      <text:p text:style-name="Preformatted_20_Text"><text:s text:c="8"/>}</text:p>
      <text:p text:style-name="Preformatted_20_Text"><text:s text:c="4"/>}</text:p>
      <text:p text:style-name="Preformatted_20_Text"><text:s text:c="4"/>if (a == divsB &amp;&amp; b == divsA) {</text:p>
      <text:p text:style-name="Preformatted_20_Text"><text:s text:c="8"/>document.write(a + " e " + b + " são amigos");</text:p>
      <text:p text:style-name="Preformatted_20_Text"><text:s text:c="4"/>} else {</text:p>
      <text:p text:style-name="Preformatted_20_Text"><text:s text:c="8"/>document.write(a + " e " + b + " não são amigos");</text:p>
      <text:p text:style-name="Preformatted_20_Text"><text:s text:c="4"/>}</text:p>
      <text:p text:style-name="Preformatted_20_Text">&lt;/script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8:31:55.032830924</dc:date>
    <meta:editing-duration>PT2M14S</meta:editing-duration>
    <meta:editing-cycles>1</meta:editing-cycles>
    <meta:document-statistic meta:table-count="0" meta:image-count="0" meta:object-count="0" meta:page-count="3" meta:paragraph-count="116" meta:word-count="478" meta:character-count="3139" meta:non-whitespace-character-count="2037"/>
    <meta:generator>LibreOffice/7.5.0.3$MacOSX_AARCH64 LibreOffice_project/c21113d003cd3efa8c53188764377a8272d9d6de</meta:generator>
  </office:meta>
</office:document-meta>
</file>